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33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6.05cm"/>
    </style:style>
    <style:style style:name="co8" style:family="table-column">
      <style:table-column-properties fo:break-before="auto" style:column-width="8.809cm"/>
    </style:style>
    <style:style style:name="co9" style:family="table-column">
      <style:table-column-properties fo:break-before="auto" style:column-width="5.459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10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TB_20_Structure">
      <style:table-properties table:display="true" style:writing-mode="lr-tb"/>
    </style:style>
    <style:style style:name="ta2" style:family="table" style:master-page-name="PageStyle_5f_TB_20_Produit">
      <style:table-properties table:display="true" style:writing-mode="lr-tb"/>
    </style:style>
    <style:style style:name="ta3" style:family="table" style:master-page-name="PageStyle_5f_Cpte_20_Rés">
      <style:table-properties table:display="true" style:writing-mode="lr-tb"/>
    </style:style>
    <style:style style:name="ta4" style:family="table" style:master-page-name="PageStyle_5f_Bilan">
      <style:table-properties table:display="true" style:writing-mode="lr-tb"/>
    </style:style>
    <style:style style:name="ta5" style:family="table" style:master-page-name="PageStyle_5f_Tb_20_Financement">
      <style:table-properties table:display="true" style:writing-mode="lr-tb"/>
    </style:style>
    <style:style style:name="ta6" style:family="table" style:master-page-name="PageStyle_5f_Coût_20_Revient">
      <style:table-properties table:display="true" style:writing-mode="lr-tb"/>
    </style:style>
    <style:style style:name="ta7" style:family="table" style:master-page-name="PageStyle_5f_Cpte_20_Trésorerie">
      <style:table-properties table:display="true" style:writing-mode="lr-tb"/>
    </style:style>
    <style:style style:name="ta8" style:family="table" style:master-page-name="PageStyle_5f_Feuil1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106">
      <style:text-properties fo:color="#000000" style:text-outline="false" style:text-line-through-style="none" style:font-name="Microsoft Sans Serif" fo:font-size="14pt" fo:font-style="normal" fo:text-shadow="none" style:text-underline-style="none" fo:font-weight="bold" style:font-size-asian="14pt" style:font-style-asian="normal" style:font-weight-asian="bold" style:font-name-complex="Microsoft Sans Serif" style:font-size-complex="14pt" style:font-style-complex="normal" style:font-weight-complex="bold"/>
    </style:style>
    <style:style style:name="ce2" style:family="table-cell" style:parent-style-name="Excel_20_Built-in_20_Normal" style:data-style-name="N106">
      <style:text-properties fo:color="#00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3" style:family="table-cell" style:parent-style-name="Excel_20_Built-in_20_Normal" style:data-style-name="N106">
      <style:table-cell-properties fo:background-color="#333399"/>
      <style:text-properties fo:color="#ffffff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4" style:family="table-cell" style:parent-style-name="Excel_20_Built-in_20_Normal" style:data-style-name="N106">
      <style:table-cell-properties fo:background-color="#ffffff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5" style:family="table-cell" style:parent-style-name="Excel_20_Built-in_20_Normal" style:data-style-name="N106">
      <style:table-cell-properties fo:background-color="#ffcc99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6" style:family="table-cell" style:parent-style-name="Excel_20_Built-in_20_Normal" style:data-style-name="N106">
      <style:table-cell-properties fo:background-color="#3333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7" style:family="table-cell" style:parent-style-name="Excel_20_Built-in_20_Normal" style:data-style-name="N10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8" style:family="table-cell" style:parent-style-name="Excel_20_Built-in_20_Normal" style:data-style-name="N10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9" style:family="table-cell" style:parent-style-name="Excel_20_Built-in_20_Normal" style:data-style-name="N106">
      <style:table-cell-properties fo:background-color="#3333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0" style:family="table-cell" style:parent-style-name="Excel_20_Built-in_20_Normal" style:data-style-name="N10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1" style:family="table-cell" style:parent-style-name="Excel_20_Built-in_20_Normal" style:data-style-name="N107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2" style:family="table-cell" style:parent-style-name="Excel_20_Built-in_20_Normal" style:data-style-name="N8011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3" style:family="table-cell" style:parent-style-name="Excel_20_Built-in_20_Normal" style:data-style-name="N106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4" style:family="table-cell" style:parent-style-name="Excel_20_Built-in_20_Normal" style:data-style-name="N10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5" style:family="table-cell" style:parent-style-name="Excel_20_Built-in_20_Normal" style:data-style-name="N80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6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7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8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19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0" style:family="table-cell" style:parent-style-name="Excel_20_Built-in_20_Normal" style:data-style-name="N80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1" style:family="table-cell" style:parent-style-name="Excel_20_Built-in_20_Normal" style:data-style-name="N106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Microsoft Sans Serif" fo:font-size="14pt" fo:font-style="normal" fo:text-shadow="none" style:text-underline-style="none" fo:font-weight="bold" style:font-size-asian="14pt" style:font-style-asian="normal" style:font-weight-asian="bold" style:font-name-complex="Microsoft Sans Serif" style:font-size-complex="14pt" style:font-style-complex="normal" style:font-weight-complex="bold"/>
    </style:style>
    <style:style style:name="ce22" style:family="table-cell" style:parent-style-name="Excel_20_Built-in_20_Normal" style:data-style-name="N106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3" style:family="table-cell" style:parent-style-name="Excel_20_Built-in_20_Normal" style:data-style-name="N106">
      <style:table-cell-properties fo:background-color="#ffffff" style:diagonal-bl-tr="none" style:diagonal-tl-br="none" fo:border="0.035cm solid #000000" style:rotation-align="non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4" style:family="table-cell" style:parent-style-name="Excel_20_Built-in_20_Normal" style:data-style-name="N106">
      <style:table-cell-properties fo:background-color="#333399" style:diagonal-bl-tr="none" style:diagonal-tl-br="none" fo:border="0.035cm solid #000000" style:rotation-align="none"/>
      <style:text-properties fo:color="#ffffff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5" style:family="table-cell" style:parent-style-name="Excel_20_Built-in_20_Normal" style:data-style-name="N106">
      <style:table-cell-properties fo:background-color="#ffcc99" style:diagonal-bl-tr="none" style:diagonal-tl-br="none" fo:border="0.035cm solid #000000" style:rotation-align="non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6" style:family="table-cell" style:parent-style-name="Excel_20_Built-in_20_Normal" style:data-style-name="N106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7" style:family="table-cell" style:parent-style-name="Excel_20_Built-in_20_Normal" style:data-style-name="N106">
      <style:table-cell-properties fo:background-color="#3333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8" style:family="table-cell" style:parent-style-name="Excel_20_Built-in_20_Normal" style:data-style-name="N106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29" style:family="table-cell" style:parent-style-name="Excel_20_Built-in_20_Normal" style:data-style-name="N106">
      <style:table-cell-properties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30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31" style:family="table-cell" style:parent-style-name="Excel_20_Built-in_20_Normal" style:data-style-name="N8011">
      <style:table-cell-properties fo:background-color="#3333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32" style:family="table-cell" style:parent-style-name="Excel_20_Built-in_20_Normal" style:data-style-name="N8011">
      <style:table-cell-properties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33" style:family="table-cell" style:parent-style-name="Excel_20_Built-in_20_Normal" style:data-style-name="N108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80000" style:text-outline="false" style:text-line-through-styl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B Structure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11-Tableau de Bord Structu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2 <text:s text:c="4"/>DECISIONS</text:p>
          </table:table-cell>
          <table:table-cell table:style-name="ce6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4 <text:s/>Augmentation Capital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5 <text:s/>Dividendes Distribué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6 <text:s/>Emprunt : Montant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7 <text:s/>Emprunt : Durée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8 <text:s/>Emprunt : Taux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9 <text:s/>Emprunt 2: Montant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0 <text:s/>Emprunt 2: Durée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1 <text:s/>Emprunt 2: Taux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2 <text:s/>Remboursement Emprunt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3 <text:s/>% escompté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4 <text:s/>Equipement (Type)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5 <text:s/>Equipement (Type)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6 <text:s/>Equipement (Type)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7 <text:s/>Equipement (Type)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8 <text:s/>Budget de maintenance</text:p>
          </table:table-cell>
          <table:table-cell table:style-name="ce7" office:value-type="float" office:value="20000">
            <text:p><text:s/>20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19 <text:s/>Eff.Prod. Embauché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0 <text:s/>Eff.Prod. Licencié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1 <text:s/>Eff. en chômage techn.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2 <text:s/>Indice des Salaires</text:p>
          </table:table-cell>
          <table:table-cell table:style-name="ce7" office:value-type="float" office:value="100">
            <text:p><text:s text:c="2"/>1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23 <text:s/>Budget Social</text:p>
          </table:table-cell>
          <table:table-cell table:style-name="ce7" office:value-type="float" office:value="5000">
            <text:p><text:s/>5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24 <text:s/>Etudes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26 <text:s/>STRUCTURE</text:p>
          </table:table-cell>
          <table:table-cell table:style-name="ce6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8 <text:s/>Localisation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9 <text:s/>Capital Social</text:p>
          </table:table-cell>
          <table:table-cell table:style-name="ce7" office:value-type="float" office:value="600000">
            <text:p><text:s/>600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30 <text:s/>Frais de Structure</text:p>
          </table:table-cell>
          <table:table-cell table:style-name="ce7" office:value-type="float" office:value="200000">
            <text:p><text:s/>200 000</text:p>
          </table:table-cell>
          <table:table-cell table:style-name="ce7"/>
          <table:table-cell table:number-columns-repeated="1021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32 <text:s/>Production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4 <text:s/>Frais Equipement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35 <text:s/>Capacité nominale(Heures)</text:p>
          </table:table-cell>
          <table:table-cell table:style-name="ce7" office:value-type="float" office:value="48000">
            <text:p><text:s/>48 000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4" office:value-type="string">
            <text:p>36 <text:s/>Nb de postes installés</text:p>
          </table:table-cell>
          <table:table-cell table:style-name="ce7" office:value-type="float" office:value="10">
            <text:p><text:s text:c="2"/>1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37 <text:s/>Capacité/Poste</text:p>
          </table:table-cell>
          <table:table-cell table:style-name="ce10" office:value-type="float" office:value="3">
            <text:p><text:s text:c="2"/>3,00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>
            <text:p>38 <text:s/>Ind. Prod. Equip.</text:p>
          </table:table-cell>
          <table:table-cell table:style-name="ce10" office:value-type="float" office:value="110">
            <text:p><text:s text:c="2"/>110,00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>
            <text:p>39 <text:s/>Ind. Prod. Social</text:p>
          </table:table-cell>
          <table:table-cell table:style-name="ce10" office:value-type="float" office:value="100">
            <text:p><text:s text:c="2"/>100,00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5" office:value-type="string">
            <text:p>40 <text:s/>Indice Productivité</text:p>
          </table:table-cell>
          <table:table-cell table:style-name="ce11" table:formula="of:=([.B39]+[.B40])/2" office:value-type="float" office:value="105">
            <text:p><text:s text:c="2"/>105,00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>
            <text:p>41 <text:s/>Capacité prévue</text:p>
          </table:table-cell>
          <table:table-cell table:style-name="ce7" office:value-type="float" office:value="48000">
            <text:p><text:s/>48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42 <text:s/>Capacité perdue</text:p>
          </table:table-cell>
          <table:table-cell table:style-name="ce7" office:value-type="float" office:value="0">
            <text:p><text:s text:c="2"/>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43 <text:s/>Capacité utilisée</text:p>
          </table:table-cell>
          <table:table-cell table:style-name="ce7" table:formula="of:=[.B42]-[.B43]" office:value-type="float" office:value="48000">
            <text:p><text:s/>48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5" office:value-type="string">
            <text:p>44 <text:s/>Taux d'utilisation</text:p>
          </table:table-cell>
          <table:table-cell table:style-name="ce12" office:value-type="percentage" office:value="1">
            <text:p>100,00%</text:p>
          </table:table-cell>
          <table:table-cell table:style-name="ce1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6 <text:s/>Prévision à T+1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48 <text:s/>Capacité nominale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49 <text:s/>Postes disponibles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1 <text:s/>Effectifs et Salaires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53 <text:s/>Effectif production</text:p>
          </table:table-cell>
          <table:table-cell table:style-name="ce10" office:value-type="float" office:value="30">
            <text:p><text:s text:c="2"/>30,00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4" office:value-type="string">
            <text:p>54 <text:s/>Salaire production</text:p>
          </table:table-cell>
          <table:table-cell table:style-name="ce7" office:value-type="float" office:value="25000">
            <text:p><text:s/>25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55 <text:s/>Eff. en chômage techn.</text:p>
          </table:table-cell>
          <table:table-cell table:style-name="ce10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56 <text:s/>Taux de grève</text:p>
          </table:table-cell>
          <table:table-cell table:style-name="ce10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57 <text:s/>Effectif temporaire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58 <text:s/>Effectif prod.Total</text:p>
          </table:table-cell>
          <table:table-cell table:style-name="ce10" office:value-type="float" office:value="30">
            <text:p><text:s text:c="2"/>30,00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>
            <text:p>59 <text:s/>Salaires prod.Total</text:p>
          </table:table-cell>
          <table:table-cell table:style-name="ce7" table:formula="of:=[.B59]*[.B55]" office:value-type="float" office:value="750000">
            <text:p><text:s/>750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60 <text:s/>Effectif vendeurs</text:p>
          </table:table-cell>
          <table:table-cell table:style-name="ce7" office:value-type="float" office:value="2">
            <text:p><text:s text:c="2"/>2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61 <text:s/>Salaires vendeurs</text:p>
          </table:table-cell>
          <table:table-cell table:style-name="ce7" office:value-type="float" office:value="30000">
            <text:p><text:s/>30 000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62 <text:s/>Démisions vendeurs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64 <text:s/>RESULTATS</text:p>
          </table:table-cell>
          <table:table-cell table:style-name="ce6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66 <text:s/>Chiffre d'Affaires</text:p>
          </table:table-cell>
          <table:table-cell table:style-name="ce13" table:formula="of:=['TB Produit'.E29]" office:value-type="float" office:value="0">
            <text:p><text:s text:c="2"/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 office:value-type="string">
            <text:p>67 <text:s/>Résultat Av.Impôt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68 <text:s/>Valeur Stock Final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69 <text:s/>Solde de trésorerie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70 <text:s/>Créances Clients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71 <text:s/>Indice de Performance</text:p>
          </table:table-cell>
          <table:table-cell table:style-name="ce10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72 <text:s/>Taux de Grève</text:p>
          </table:table-cell>
          <table:table-cell table:style-name="ce10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73 <text:s/>Taux de Démissions</text:p>
          </table:table-cell>
          <table:table-cell table:style-name="ce10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74 <text:s/>Créances irrecouvrables</text:p>
          </table:table-cell>
          <table:table-cell table:style-name="ce10" table:number-columns-repeated="2"/>
          <table:table-cell table:number-columns-repeated="1021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number-columns-repeated="2" table:style-name="ce7" office:value-type="float" office:value="0">
            <text:p><text:s text:c="2"/></text:p>
          </table:table-cell>
          <table:table-cell table:number-columns-repeated="1021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number-columns-repeated="2" table:style-name="ce7" office:value-type="float" office:value="0">
            <text:p><text:s text:c="2"/>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B Produit" table:style-name="ta2" table:print="false">
        <office:forms form:automatic-focus="false" form:apply-design-mode="false"/>
        <table:table-column table:style-name="co4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12-Tableau de Bord Produit(s)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2 <text:s text:c="2"/>Produit</text:p>
          </table:table-cell>
          <table:table-cell table:style-name="ce8" office:value-type="string">
            <text:p>Batx Enfants</text:p>
          </table:table-cell>
          <table:table-cell table:style-name="ce8" office:value-type="string">
            <text:p>Batx Adultes</text:p>
          </table:table-cell>
          <table:table-cell table:style-name="ce16" table:number-columns-repeated="18"/>
          <table:table-cell table:number-columns-repeated="1003"/>
        </table:table-row>
        <table:table-row table:style-name="ro2">
          <table:table-cell table:style-name="ce3" office:value-type="string">
            <text:p>03 <text:s text:c="2"/>Marché</text:p>
          </table:table-cell>
          <table:table-cell table:number-columns-repeated="2" table:style-name="ce6" office:value-type="string">
            <text:p>France</text:p>
          </table:table-cell>
          <table:table-cell table:style-name="ce16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5 <text:s/>Production Prévue (Qté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06 <text:s/>Qualité prévue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07 <text:s/>Immos Incorporelles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08 <text:s/>Crédit Fournisseur (j.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09 <text:s/>Prix de vente prévu</text:p>
          </table:table-cell>
          <table:table-cell table:style-name="ce10" table:number-columns-repeated="2"/>
          <table:table-cell table:style-name="ce18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0 <text:s/>Budget Commercial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1 <text:s/>Budget Promotions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2 <text:s/>Budget Communication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3 <text:s/>Effectif Vendeurs</text:p>
          </table:table-cell>
          <table:table-cell table:style-name="ce10" table:number-columns-repeated="2"/>
          <table:table-cell table:style-name="ce18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4 <text:s/>Indice Salarial Vendeurs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5 <text:s/>Commissions (%CA)</text:p>
          </table:table-cell>
          <table:table-cell table:style-name="ce10" table:number-columns-repeated="2"/>
          <table:table-cell table:style-name="ce18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6 <text:s/>Crédit Clients (j.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17 <text:s/>Ventes prévues (Qté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table:style-name="ce4" office:value-type="string">
            <text:p><text:s/>.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20 <text:s text:c="4"/>OFFRE</text:p>
          </table:table-cell>
          <table:table-cell table:style-name="ce9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2 <text:s/>Taux Réalisation R &amp; D</text:p>
          </table:table-cell>
          <table:table-cell table:style-name="ce10" table:number-columns-repeated="2"/>
          <table:table-cell table:style-name="ce18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23 <text:s/>Stock Initial (Quantité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24 <text:s/>Stock Initial (Qual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6 <text:s/>Cons.Ressources/Unité</text:p>
          </table:table-cell>
          <table:table-cell table:style-name="ce14" table:number-columns-repeated="2"/>
          <table:table-cell table:style-name="ce19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27 <text:s/>Capacité Prévue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28 <text:s/>Quantité Produite</text:p>
          </table:table-cell>
          <table:table-cell table:style-name="ce7" table:number-columns-repeated="2"/>
          <table:table-cell table:style-name="ce17"/>
          <table:table-cell table:style-name="ce17"/>
          <table:table-cell table:style-name="ce17" table:number-columns-repeated="16"/>
          <table:table-cell table:number-columns-repeated="1003"/>
        </table:table-row>
        <table:table-row table:style-name="ro2">
          <table:table-cell table:style-name="ce4" office:value-type="string">
            <text:p>29 <text:s/>Qualité Produite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30 <text:s/>Consom. Matières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31 <text:s/>Masse Salar. Production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32 <text:s/>Frais Equipement+Maint.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33 <text:s/>Dot. Amortissement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34 <text:s/>Coût Unitaire Production</text:p>
          </table:table-cell>
          <table:table-cell table:style-name="ce14" table:number-columns-repeated="2"/>
          <table:table-cell table:style-name="ce19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35 <text:s/>Frais de Transport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7 <text:s/>Vendeur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5" office:value-type="string">
            <text:p>38 <text:s/>Quantité achetée</text:p>
          </table:table-cell>
          <table:table-cell table:style-name="ce13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5" office:value-type="string">
            <text:p>39 <text:s/>Qualité achats</text:p>
          </table:table-cell>
          <table:table-cell table:style-name="ce13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5" office:value-type="string">
            <text:p>40 <text:s/>Coût Unitaire d'achat</text:p>
          </table:table-cell>
          <table:table-cell table:style-name="ce13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5" office:value-type="string">
            <text:p>41 <text:s/>Délai de règlement (j.)</text:p>
          </table:table-cell>
          <table:table-cell table:style-name="ce13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43 <text:s/>Quantité Offerte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44 <text:s/>Qualité Offerte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6 <text:s text:c="3"/>VENTES</text:p>
          </table:table-cell>
          <table:table-cell table:style-name="ce9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8 <text:s/>Ventes/Contrats</text:p>
          </table:table-cell>
          <table:table-cell table:style-name="ce9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49 <text:s/>Acheteur</text:p>
          </table:table-cell>
          <table:table-cell table:style-name="ce8" table:number-columns-repeated="2"/>
          <table:table-cell table:style-name="ce16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50 <text:s/>Qualité Ventes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51 <text:s/>Prix de Vente Unitaire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52 <text:s/>Délai règlement (j.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53 <text:s/>C.A. sur contrat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54 <text:s/>% CA entreprise</text:p>
          </table:table-cell>
          <table:table-cell table:style-name="ce15" table:number-columns-repeated="2"/>
          <table:table-cell table:style-name="ce20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55 <text:s/>Frais de transport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3" office:value-type="string">
            <text:p>56 <text:s/>Dispo. après contrats</text:p>
          </table:table-cell>
          <table:table-cell table:style-name="ce9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58 <text:s/>Demande Attribuée</text:p>
          </table:table-cell>
          <table:table-cell table:style-name="ce8" table:number-columns-repeated="2"/>
          <table:table-cell table:style-name="ce16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59 <text:s/>Reports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0 <text:s/>Demande Réelle</text:p>
          </table:table-cell>
          <table:table-cell table:style-name="ce8" table:number-columns-repeated="2"/>
          <table:table-cell table:style-name="ce16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1 <text:s/>Ventes/Marchés (Qté)</text:p>
          </table:table-cell>
          <table:table-cell table:style-name="ce8" table:number-columns-repeated="2"/>
          <table:table-cell table:style-name="ce16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2 <text:s/>Ventes Perdues (Qté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3 <text:s/>Ventes Perdues (%)</text:p>
          </table:table-cell>
          <table:table-cell table:style-name="ce15" table:number-columns-repeated="2"/>
          <table:table-cell table:style-name="ce20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4 <text:s/>Prix de vente effectif</text:p>
          </table:table-cell>
          <table:table-cell table:style-name="ce10" table:number-columns-repeated="2"/>
          <table:table-cell table:style-name="ce18" table:number-columns-repeated="18"/>
          <table:table-cell table:number-columns-repeated="1003"/>
        </table:table-row>
        <table:table-row table:style-name="ro2">
          <table:table-cell table:style-name="ce3" office:value-type="string">
            <text:p>65 <text:s/>Chiffre d'Affaires</text:p>
          </table:table-cell>
          <table:table-cell table:style-name="ce9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6 <text:s/>% CA entreprise</text:p>
          </table:table-cell>
          <table:table-cell table:style-name="ce15" table:number-columns-repeated="2"/>
          <table:table-cell table:style-name="ce20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7 <text:s/>Masse Salar. Vendeurs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8 <text:s/>Salaire d'un vendeur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69 <text:s/>I.C.S.V.</text:p>
          </table:table-cell>
          <table:table-cell table:style-name="ce10" table:number-columns-repeated="2"/>
          <table:table-cell table:style-name="ce18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70 <text:s/>Frais de distribution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72 <text:s/>Stock Final (Qté)</text:p>
          </table:table-cell>
          <table:table-cell table:style-name="ce9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73 <text:s/>Stock Production(Qté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74 <text:s/>Stock Production(Val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75 <text:s/>Stock Marchandises(Qté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76 <text:s/>Stock Marchandises(Val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77 <text:s/>Stock Final (Qual)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>
          <table:table-cell table:style-name="ce4" office:value-type="string">
            <text:p>78 <text:s/>Frais de stockage</text:p>
          </table:table-cell>
          <table:table-cell table:style-name="ce7" table:number-columns-repeated="2"/>
          <table:table-cell table:style-name="ce17" table:number-columns-repeated="18"/>
          <table:table-cell table:number-columns-repeated="100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pte Rés" table:style-name="ta3" table:print="false">
        <office:forms form:automatic-focus="false" form:apply-design-mode="false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21" office:value-type="string">
            <text:p>13-Compte de Résultats</text:p>
          </table:table-cell>
          <table:table-cell table:style-name="ce22" table:number-columns-repeated="5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02 <text:s text:c="14"/>Période</text:p>
          </table:table-cell>
          <table:table-cell table:style-name="ce26" table:number-columns-repeated="2"/>
          <table:table-cell table:style-name="ce28"/>
          <table:table-cell table:style-name="ce26" table:number-columns-repeated="2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04 <text:s/>PRODUITS D'EXPLOITATION</text:p>
          </table:table-cell>
          <table:table-cell table:style-name="ce27" table:number-columns-repeated="4"/>
          <table:table-cell table:style-name="ce31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06 <text:s text:c="2"/>Vente de Marchandis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07 <text:s text:c="2"/>Production Vendue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08 <text:s text:c="2"/>Production Stockée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09 <text:s text:c="2"/>Subvention d'exploitation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10 <text:s text:c="2"/>Autres produits d'exploit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3" office:value-type="string">
            <text:p><text:s text:c="2"/>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3" office:value-type="string">
            <text:p><text:s text:c="2"/>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3" office:value-type="string">
            <text:p><text:s text:c="2"/>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3" office:value-type="string">
            <text:p><text:s text:c="2"/>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15 <text:s text:c="2"/>Produits annex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17 <text:s/>CHARGES D'EXPLOITATION</text:p>
          </table:table-cell>
          <table:table-cell table:style-name="ce27" table:number-columns-repeated="4"/>
          <table:table-cell table:style-name="ce31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19 <text:s text:c="2"/>Achats de Marchandis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20 <text:s text:c="2"/>Achats de Matièr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21 <text:s text:c="2"/>Var.Stock Marchandis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22 <text:s text:c="2"/>Services Extérieur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>
            <text:p>23 <text:s text:c="5"/>Frais de Structure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24 <text:s text:c="5"/>Frais sur Equipements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25 <text:s text:c="5"/>Frais de Stockage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26 <text:s text:c="5"/>Frais de Transport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27 <text:s text:c="5"/>Frais de Distribution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28 <text:s text:c="5"/>Action Commerciale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29 <text:s text:c="5"/>Promotion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30 <text:s text:c="5"/>Communication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31 <text:s text:c="5"/>Etudes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3" office:value-type="string">
            <text:p>32 <text:s text:c="2"/>Frais de Personnel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>
            <text:p>33 <text:s text:c="5"/>Salaires Production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34 <text:s text:c="5"/>Salaires Fixes F. V.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35 <text:s text:c="5"/>Commissions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36 <text:s text:c="5"/>Budget Social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37 <text:s text:c="5"/>Embauche/Licenc.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3" office:value-type="string">
            <text:p>38 <text:s text:c="2"/>Dotation aux Amortissement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>
            <text:p>39 <text:s text:c="5"/>sur équipement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40 <text:s text:c="5"/>sur Immos Incorp.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5" office:value-type="string">
            <text:p>41 <text:s text:c="5"/>sur autres immos</text:p>
          </table:table-cell>
          <table:table-cell table:style-name="ce29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23" office:value-type="string">
            <text:p>42 <text:s text:c="2"/>Autres charges d'exploitation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3" office:value-type="string">
            <text:p><text:s text:c="2"/>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3" office:value-type="string">
            <text:p><text:s text:c="2"/>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3" office:value-type="string">
            <text:p><text:s text:c="2"/>.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46 <text:s/>Charges Annex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48 <text:s/>RESULTAT D'EXPLOITATION</text:p>
          </table:table-cell>
          <table:table-cell table:style-name="ce27" table:number-columns-repeated="4"/>
          <table:table-cell table:style-name="ce31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50 <text:s/>PRODUITS FINANCIER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52 <text:s text:c="2"/>Placement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53 <text:s text:c="2"/>Escompte obtenu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54 <text:s text:c="2"/>Autres produits financier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56 <text:s/>CHARGES FINANCIER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58 <text:s text:c="2"/>Intérêts sur emprunt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59 <text:s text:c="2"/>Agios sur découvert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60 <text:s text:c="2"/>Frais d'escompte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61 <text:s text:c="2"/>Autres charges financièr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63 <text:s/>RESULTAT FINANCIER</text:p>
          </table:table-cell>
          <table:table-cell table:style-name="ce27" table:number-columns-repeated="4"/>
          <table:table-cell table:style-name="ce31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65 <text:s text:c="2"/>Produits exceptionnel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3" office:value-type="string">
            <text:p>66 <text:s text:c="2"/>Charges exceptionnelle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68 <text:s/>RESULTAT EXCEPTIONNEL</text:p>
          </table:table-cell>
          <table:table-cell table:style-name="ce27" table:number-columns-repeated="4"/>
          <table:table-cell table:style-name="ce31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70 <text:s/>RESULTAT AV.IMPOT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72 <text:s/>IMPOTS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74 <text:s/>RESULTAT</text:p>
          </table:table-cell>
          <table:table-cell table:style-name="ce27" table:number-columns-repeated="4"/>
          <table:table-cell table:style-name="ce31"/>
          <table:table-cell table:number-columns-repeated="1018"/>
        </table:table-row>
        <table:table-row table:style-name="ro2" table:visibility="collapse">
          <table:table-cell table:style-name="ce22" office:value-type="string">
            <text:p>=</text:p>
          </table:table-cell>
          <table:table-cell table:style-name="ce22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76 <text:s/>Rés.Expl./C.A.</text:p>
          </table:table-cell>
          <table:table-cell table:style-name="ce28"/>
          <table:table-cell table:style-name="ce30"/>
          <table:table-cell table:style-name="ce28"/>
          <table:table-cell table:style-name="ce30" table:number-columns-repeated="2"/>
          <table:table-cell table:number-columns-repeated="1018"/>
        </table:table-row>
        <table:table-row table:style-name="ro2">
          <table:table-cell table:style-name="ce23" office:value-type="string">
            <text:p>77 <text:s/>Résultat /C.A.</text:p>
          </table:table-cell>
          <table:table-cell table:style-name="ce28"/>
          <table:table-cell table:style-name="ce30"/>
          <table:table-cell table:style-name="ce28"/>
          <table:table-cell table:style-name="ce30" table:number-columns-repeated="2"/>
          <table:table-cell table:number-columns-repeated="1018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" table:style-name="ta4" table:print="false">
        <table:table-column table:style-name="co7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>
            <text:p>14-Bilan - Exercic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2 <text:s text:c="7"/>Période</text:p>
          </table:table-cell>
          <table:table-cell table:style-name="ce8" table:number-columns-repeated="2"/>
          <table:table-cell table:style-name="ce7"/>
          <table:table-cell table:style-name="ce8"/>
          <table:table-cell table:number-columns-repeated="1019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4 <text:s text:c="6"/>A C T I F</text:p>
          </table:table-cell>
          <table:table-cell table:style-name="ce9" table:number-columns-repeated="4"/>
          <table:table-cell table:number-columns-repeated="1019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6 <text:s/>ACTIF IMMOBILISE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5" office:value-type="string">
            <text:p>07 <text:s text:c="3"/>Immos Incorporelles</text:p>
          </table:table-cell>
          <table:table-cell table:style-name="ce13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08 <text:s text:c="6"/>Amortissement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5" office:value-type="string">
            <text:p>09 <text:s text:c="4"/>Immob. Corpor.</text:p>
          </table:table-cell>
          <table:table-cell table:style-name="ce13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0 <text:s text:c="6"/>Amortissement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5" office:value-type="string">
            <text:p>11 <text:s text:c="4"/>Autres Immob.</text:p>
          </table:table-cell>
          <table:table-cell table:style-name="ce13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2 <text:s text:c="6"/>Amortissement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3 <text:s text:c="4"/>Immos financière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4 <text:s text:c="4"/>Participation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5 <text:s/>ACTIF CIRCULANT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6 <text:s text:c="5"/>Stock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7 <text:s text:c="5"/>Clients</text:p>
          </table:table-cell>
          <table:table-cell table:style-name="ce7" table:number-columns-repeated="4"/>
          <table:table-cell table:number-columns-repeated="1019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19 <text:s text:c="5"/>Autres créance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20 <text:s text:c="5"/>Disponibilité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21 <text:s text:c="3"/>TOTAL ACTIF</text:p>
          </table:table-cell>
          <table:table-cell table:style-name="ce9" table:number-columns-repeated="4"/>
          <table:table-cell table:number-columns-repeated="1019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3 <text:s text:c="7"/>Période</text:p>
          </table:table-cell>
          <table:table-cell table:style-name="ce8" table:number-columns-repeated="2"/>
          <table:table-cell table:style-name="ce7"/>
          <table:table-cell table:style-name="ce8"/>
          <table:table-cell table:number-columns-repeated="1019"/>
        </table:table-row>
        <table:table-row table:style-name="ro2">
          <table:table-cell table:style-name="ce3" office:value-type="string">
            <text:p>24 <text:s text:c="6"/>P A S S I F</text:p>
          </table:table-cell>
          <table:table-cell table:style-name="ce9" table:number-columns-repeated="4"/>
          <table:table-cell table:number-columns-repeated="1019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6 <text:s/>CAPITAUX PROPRE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27 <text:s text:c="6"/>Capital Social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28 <text:s text:c="6"/>Réserves / Report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5" office:value-type="string">
            <text:p>29 <text:s text:c="6"/>Résultat Exercice</text:p>
          </table:table-cell>
          <table:table-cell table:style-name="ce13" table:number-columns-repeated="4"/>
          <table:table-cell table:number-columns-repeated="1019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style-name="ce7" table:number-columns-repeated="4"/>
          <table:table-cell table:number-columns-repeated="1019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32 <text:s/>DETTE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33 <text:s text:c="6"/>Emprunt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34 <text:s text:c="6"/>Concours Bancaire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35 <text:s text:c="6"/>Fournisseur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36 <text:s text:c="6"/>Dettes fiscales</text:p>
          </table:table-cell>
          <table:table-cell table:style-name="ce7" table:number-columns-repeated="4"/>
          <table:table-cell table:number-columns-repeated="1019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38 <text:s text:c="6"/>Autres Dettes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39 <text:s text:c="3"/>TOTAL PASSIF</text:p>
          </table:table-cell>
          <table:table-cell table:style-name="ce9" table:number-columns-repeated="4"/>
          <table:table-cell table:number-columns-repeated="1019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41 <text:s/>Effets Escomptés non échus</text:p>
          </table:table-cell>
          <table:table-cell table:style-name="ce7" table:number-columns-repeated="4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b Financement" table:style-name="ta5" table:print="false">
        <table:table-column table:style-name="co8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16-Tableau de Financement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2 <text:s text:c="16"/>Période</text:p>
          </table:table-cell>
          <table:table-cell table:style-name="ce8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4 <text:s text:c="2"/>FONDS DE ROULEMENT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6 <text:s text:c="6"/>Capacité d'Autofinancement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7 <text:s text:c="4"/>+ Augmentation des Capitaux Propre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8 <text:s text:c="4"/>+ Augmentation des Emprunt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09 <text:s text:c="4"/>+ Cessions d'Immobilisations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1 <text:s text:c="5"/>(A) = <text:s/>RESSOURCES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13 <text:s text:c="6"/>Dividendes distribué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4 <text:s text:c="4"/>+ Réduction des Capitaux Propre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5 <text:s text:c="4"/>+ Remboursement des Emprunt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16 <text:s text:c="4"/>+ Investissements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8 <text:s text:c="5"/>(B) = <text:s/>EMPLOIS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0 (C) = (A)-(B) = VARIATION F.R. NET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22 <text:s/>BESOIN EN FONDS DE ROULEMENT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4 <text:s text:c="6"/>Augmentation des Stock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5 <text:s text:c="4"/>+ Augmentation du Crédit Client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6 <text:s text:c="4"/>+ Augmentation des Créances TVA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7 <text:s text:c="4"/>+ Augmentation des Autres Créance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8 <text:s text:c="4"/>+ Diminution des Dettes Fournisseur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29 <text:s text:c="4"/>+ Decrease in Taxes Payable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30 <text:s text:c="4"/>+ Diminution des Dettes TVA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31 <text:s text:c="4"/>+ Diminution des Autres dettes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33 <text:s text:c="5"/>(D) = <text:s/>EMPLOIS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5 <text:s text:c="6"/>Diminution des Stock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36 <text:s text:c="4"/>+ Diminution du Crédit Client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37 <text:s text:c="4"/>+ Diminution des Créances TVA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38 <text:s text:c="4"/>+ Diminution des Autres Créance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39 <text:s text:c="4"/>+ Augmentation des Dettes Fournisseur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40 <text:s text:c="4"/>+ Augmentation des Dettes Fiscales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41 <text:s text:c="4"/>+ Augmentation des Dettes TVA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42 <text:s text:c="4"/>+ Augmentation des Autres dettes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4 <text:s text:c="5"/>(E) = <text:s/>RESSOURCES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46 (F) = (D) - (E) <text:s/>VARIATION DU B.F.R.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8 (G) = (C)-(F) VARIATION DE TRESORERIE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50 (H) = SOLDE ANTERIEUR DE TRESORERIE</text:p>
          </table:table-cell>
          <table:table-cell table:style-name="ce7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2 (I) = (G)+(H) SOLDE FINAL</text:p>
          </table:table-cell>
          <table:table-cell table:style-name="ce9" table:number-columns-repeated="2"/>
          <table:table-cell table:number-columns-repeated="1021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ût Revient" table:style-name="ta6" table:print="false">
        <office:forms form:automatic-focus="false" form:apply-design-mode="false"/>
        <table:table-column table:style-name="co7" table:default-cell-style-name="ce2"/>
        <table:table-column table:style-name="co2" table:number-columns-repeated="3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>
            <text:p>20-Analyse du coût de revient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2 <text:s text:c="2"/>Produit</text:p>
          </table:table-cell>
          <table:table-cell table:style-name="ce8" table:number-columns-repeated="3"/>
          <table:table-cell table:style-name="ce16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03 <text:s text:c="2"/>Marché</text:p>
          </table:table-cell>
          <table:table-cell table:style-name="ce8" table:number-columns-repeated="3"/>
          <table:table-cell table:style-name="ce16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5 <text:s text:c="7"/>Stock initial</text:p>
          </table:table-cell>
          <table:table-cell table:style-name="ce9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7 <text:s/>Quantité en stock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08 <text:s/>Valeur du stock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09 <text:s/>Coût unitaire</text:p>
          </table:table-cell>
          <table:table-cell table:style-name="ce7"/>
          <table:table-cell table:style-name="ce14" table:number-columns-repeated="2"/>
          <table:table-cell table:style-name="ce19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1 <text:s text:c="7"/>Production</text:p>
          </table:table-cell>
          <table:table-cell table:style-name="ce9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13 <text:s/>Quantité produite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14 <text:s/>Matières premières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15 <text:s/>Salaires production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16 <text:s/>Frais équipement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17 <text:s/>Dot. Amortissement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18 <text:s/>Coût de production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19 <text:s/>Coût production/u.</text:p>
          </table:table-cell>
          <table:table-cell table:style-name="ce7"/>
          <table:table-cell table:style-name="ce14" table:number-columns-repeated="2"/>
          <table:table-cell table:style-name="ce19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20 <text:s/>Frais de transport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22 <text:s text:c="7"/>Achats</text:p>
          </table:table-cell>
          <table:table-cell table:style-name="ce9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24 <text:s/>Quantité achetée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25 <text:s/>Coût d'achat unitaire</text:p>
          </table:table-cell>
          <table:table-cell table:style-name="ce7"/>
          <table:table-cell table:style-name="ce14" table:number-columns-repeated="2"/>
          <table:table-cell table:style-name="ce19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26 <text:s/>Coût d'achat total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28 <text:s text:c="7"/>Offre</text:p>
          </table:table-cell>
          <table:table-cell table:style-name="ce9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30 <text:s/>Coût d'obtention total</text:p>
          </table:table-cell>
          <table:table-cell table:style-name="ce13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5" office:value-type="string">
            <text:p>31 <text:s/>Quantité offerte</text:p>
          </table:table-cell>
          <table:table-cell table:style-name="ce13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5" office:value-type="string">
            <text:p>32 <text:s/>Coût d'obtention unitaire</text:p>
          </table:table-cell>
          <table:table-cell table:style-name="ce13"/>
          <table:table-cell table:style-name="ce33" table:number-columns-repeated="2"/>
          <table:table-cell table:style-name="ce19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34 <text:s/>VENTES/CONTRATS</text:p>
          </table:table-cell>
          <table:table-cell table:style-name="ce9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6 <text:s/>Quantité vendue/Contrats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37 <text:s/>Frais de transport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38 <text:s/>Prix de vente/Contrats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39 <text:s/>Contribution/Unité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40 <text:s/>Quote-Part Frais Généraux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41 <text:s/>Frais Généraux/Unité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42 <text:s/>Marge unitaire/Contrats</text:p>
          </table:table-cell>
          <table:table-cell table:style-name="ce7"/>
          <table:table-cell table:style-name="ce10" table:number-columns-repeated="2"/>
          <table:table-cell table:style-name="ce18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43 <text:s/>Marge totale/Contrats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5 <text:s/>VENTE/MARCHES</text:p>
          </table:table-cell>
          <table:table-cell table:style-name="ce6" table:number-columns-repeated="3"/>
          <table:table-cell table:style-name="ce16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47 <text:s/>Quantité vendue/Marchés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48 <text:s/>Salaires F.V.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49 <text:s/>Budgets directs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50 <text:s/>Distribution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5" office:value-type="string">
            <text:p>51 <text:s/>Coût Commercial /unité</text:p>
          </table:table-cell>
          <table:table-cell table:style-name="ce13"/>
          <table:table-cell table:style-name="ce33" table:number-columns-repeated="2"/>
          <table:table-cell table:style-name="ce19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52 <text:s/>Prix de vente/Marchés</text:p>
          </table:table-cell>
          <table:table-cell table:style-name="ce7"/>
          <table:table-cell table:style-name="ce10" table:number-columns-repeated="2"/>
          <table:table-cell table:style-name="ce18" table:number-columns-repeated="18"/>
          <table:table-cell table:number-columns-repeated="1002"/>
        </table:table-row>
        <table:table-row table:style-name="ro2">
          <table:table-cell table:style-name="ce5" office:value-type="string">
            <text:p>53 <text:s/>Contribution / Unité</text:p>
          </table:table-cell>
          <table:table-cell table:style-name="ce13"/>
          <table:table-cell table:style-name="ce11" table:number-columns-repeated="2"/>
          <table:table-cell table:style-name="ce18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54 <text:s/>Quote-Part Frais Généraux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55 <text:s/>Frais Généraux / Unité</text:p>
          </table:table-cell>
          <table:table-cell table:style-name="ce7"/>
          <table:table-cell table:style-name="ce14" table:number-columns-repeated="2"/>
          <table:table-cell table:style-name="ce19" table:number-columns-repeated="18"/>
          <table:table-cell table:number-columns-repeated="1002"/>
        </table:table-row>
        <table:table-row table:style-name="ro2">
          <table:table-cell table:style-name="ce5" office:value-type="string">
            <text:p>56 <text:s/>Marge Nette / unité</text:p>
          </table:table-cell>
          <table:table-cell table:style-name="ce13"/>
          <table:table-cell table:style-name="ce33" table:number-columns-repeated="2"/>
          <table:table-cell table:style-name="ce19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57 <text:s/>Marge Nette totale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9 FRAIS GENERAUX (1)</text:p>
          </table:table-cell>
          <table:table-cell table:style-name="ce9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60 Chiffre d'Affaires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table:style-name="ce4" office:value-type="string">
            <text:p><text:s/>- Coûts variables (2)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63 Marge sur coût variable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64 Taux de marge MSCV/CA (%)</text:p>
          </table:table-cell>
          <table:table-cell table:style-name="ce15" table:number-columns-repeated="3"/>
          <table:table-cell table:style-name="ce20" table:number-columns-repeated="18"/>
          <table:table-cell table:number-columns-repeated="1002"/>
        </table:table-row>
        <table:table-row table:style-name="ro2" table:visibility="collapse">
          <table:table-cell table:style-name="ce4" office:value-type="string">
            <text:p><text:s/>- Coûts fixes (3)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66 <text:s/>Résultat avant impôt</text:p>
          </table:table-cell>
          <table:table-cell table:style-name="ce7" table:number-columns-repeated="3"/>
          <table:table-cell table:style-name="ce17" table:number-columns-repeated="18"/>
          <table:table-cell table:number-columns-repeated="1002"/>
        </table:table-row>
        <table:table-row table:style-name="ro2">
          <table:table-cell table:style-name="ce3" office:value-type="string">
            <text:p>67 <text:s/>Seuil de rentabilité (4)</text:p>
          </table:table-cell>
          <table:table-cell table:style-name="ce9" table:number-columns-repeated="3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69 <text:s/>Coût d'obtention (%CA)</text:p>
          </table:table-cell>
          <table:table-cell table:style-name="ce7"/>
          <table:table-cell table:style-name="ce15" table:number-columns-repeated="2"/>
          <table:table-cell table:style-name="ce20" table:number-columns-repeated="18"/>
          <table:table-cell table:number-columns-repeated="1002"/>
        </table:table-row>
        <table:table-row table:style-name="ro2">
          <table:table-cell table:style-name="ce4" office:value-type="string">
            <text:p>70 <text:s/>Coût Commercial (%CA)</text:p>
          </table:table-cell>
          <table:table-cell table:style-name="ce7"/>
          <table:table-cell table:style-name="ce15" table:number-columns-repeated="2"/>
          <table:table-cell table:style-name="ce20" table:number-columns-repeated="18"/>
          <table:table-cell table:number-columns-repeated="1002"/>
        </table:table-row>
        <table:table-row table:style-name="ro2">
          <table:table-cell table:style-name="ce5" office:value-type="string">
            <text:p>71 <text:s/>Contribution (%CA)</text:p>
          </table:table-cell>
          <table:table-cell table:style-name="ce13"/>
          <table:table-cell table:style-name="ce12" table:number-columns-repeated="2"/>
          <table:table-cell table:style-name="ce20" table:number-columns-repeated="18"/>
          <table:table-cell table:number-columns-repeated="1002"/>
        </table:table-row>
        <table:table-row table:style-name="ro2">
          <table:table-cell table:style-name="ce5" office:value-type="string">
            <text:p>72 <text:s/>Marge Nette (%CA)</text:p>
          </table:table-cell>
          <table:table-cell table:style-name="ce13"/>
          <table:table-cell table:style-name="ce12" table:number-columns-repeated="2"/>
          <table:table-cell table:style-name="ce20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74 <text:s/>Ecart / Résultat</text:p>
          </table:table-cell>
          <table:table-cell table:style-name="ce7"/>
          <table:table-cell table:style-name="ce15"/>
          <table:table-cell table:style-name="ce7"/>
          <table:table-cell table:style-name="ce17" table:number-columns-repeated="18"/>
          <table:table-cell table:number-columns-repeated="1002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pte Trésorerie" table:style-name="ta7" table:print="false">
        <office:forms form:automatic-focus="false" form:apply-design-mode="false"/>
        <table:table-column table:style-name="co9" table:default-cell-style-name="ce2"/>
        <table:table-column table:style-name="co10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22-Compte de trésoreri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2 <text:s/>Opération</text:p>
          </table:table-cell>
          <table:table-cell table:style-name="ce6" office:value-type="string">
            <text:p>Entrées</text:p>
          </table:table-cell>
          <table:table-cell table:style-name="ce6" office:value-type="string">
            <text:p>Sorties</text:p>
          </table:table-cell>
          <table:table-cell table:style-name="ce16" table:number-columns-repeated="4"/>
          <table:table-cell table:number-columns-repeated="1017"/>
        </table:table-row>
        <table:table-row table:style-name="ro2">
          <table:table-cell table:style-name="ce3" office:value-type="string">
            <text:p>03 <text:s text:c="6"/>Base</text:p>
          </table:table-cell>
          <table:table-cell table:number-columns-repeated="2" table:style-name="ce6" office:value-type="string">
            <text:p>H.T.</text:p>
          </table:table-cell>
          <table:table-cell table:style-name="ce16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05 <text:s/>Augmentation de capital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06 <text:s/>Dividendes distribué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07 <text:s/>Encaissement d'emprunt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08 <text:s/>Remboursement d'emprunt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09 <text:s/>Subvention d'exploitation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10 <text:s/>Immos financière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12 <text:s/>Acquisition d'équipement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13 <text:s/>Cession d'équipement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14 <text:s/>Autres immos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15 <text:s/>Participation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17 <text:s/>Frais de Structure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18 <text:s/>Frais Equipement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19 <text:s/>Frais Logistique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20 <text:s/>Budget Commercial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21 <text:s/>Budget Promotion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22 <text:s/>Budget Communication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23 <text:s/>Etude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25 <text:s/>Salaires de Production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26 <text:s/>Salaires F.V.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27 <text:s/>Budget social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28 <text:s/>Embauche/Licenciement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0 <text:s/>Encais. Clients (N-1)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31 <text:s/>Ventes sur Marché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32 <text:s/>Ventes Dérivée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33 <text:s/>Effets Escompté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35 <text:s/>Règlement Fourn. (N-1)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36 <text:s text:c="2"/>Achats Matières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37 <text:s text:c="2"/>Achats Marchandises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39 <text:s/>Charges financière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40 <text:s/>Produits financier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42 <text:s/>Autres produits d'exploit.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43 <text:s/>Autres charges d'exploit.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44 <text:s/>Produits exceptionnels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45 <text:s/>Charges exceptionnelles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46 <text:s/>Var. Autres créance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47 <text:s/>Var. Autres dettes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table:style-name="ce4" office:value-type="string">
            <text:p>.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50 <text:s/>T.V.A. payée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51 <text:s/>Impôt payé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53 <text:s/>Totaux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5 <text:s/>Variation</text:p>
          </table:table-cell>
          <table:table-cell table:style-name="ce9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57 <text:s/>Solde antérieur</text:p>
          </table:table-cell>
          <table:table-cell table:style-name="ce7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-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9 <text:s/>Solde final</text:p>
          </table:table-cell>
          <table:table-cell table:style-name="ce9" table:number-columns-repeated="2"/>
          <table:table-cell table:style-name="ce17" table:number-columns-repeated="4"/>
          <table:table-cell table:number-columns-repeated="1017"/>
        </table:table-row>
        <table:table-row table:style-name="ro2" table:visibility="collapse">
          <table:table-cell office:value-type="string">
            <text:p>=</text:p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8" table:print="false">
        <table:table-column table:style-name="co1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000" number:language="fr" number:country="FR">
      <number:number number:min-integer-digits="1"/>
    </number:number-style>
    <number:number-style style:name="N106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07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08">
      <number:number number:decimal-places="3" number:min-integer-digits="1">
        <number:embedded-text number:position="6"> </number:embedded-text>
        <number:embedded-text number:position="3"> </number:embedded-text>
      </number:number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1.143cm" fo:margin-left="0cm" fo:margin-right="0cm" fo:margin-bottom="0.296cm"/>
      </style:header-style>
      <style:footer-style>
        <style:header-footer-properties fo:min-height="1.143cm" fo:margin-left="0cm" fo:margin-right="0cm" fo:margin-top="0.72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13/10/2016</text:date>, <text:time>09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B_20_Structure" style:display-name="PageStyle_TB Structure" style:page-layout-name="Mpm3">
      <style:header>
        <style:region-left>
          <text:p><text:span text:style-name="MT1">Shadow Manager</text:span></text:p>
          <text:p><text:span text:style-name="MT1">IUT Grenoble 2 </text:span></text:p>
        </style:region-left>
        <style:region-right>
          <text:p><text:span text:style-name="MT1"><text:s/></text:span><text:span text:style-name="MT1">Nautix <text:s text:c="43"/></text:span></text:p>
          <text:p><text:span text:style-name="MT1">1 - Firme 01</text:span></text:p>
        </style:region-right>
      </style:header>
      <style:header-left style:display="false"/>
      <style:footer>
        <style:region-left>
          <text:p><text:span text:style-name="MT2">C:\Users\coatf\Documents\00 - Cours-formations\IUT-Info\LP SIMO - Env7 - <text:s/>Jeu Entreprise\2015-2016\LP SIMO <text:s/>- Nautix - 2015-16.SM5</text:span></text:p>
        </style:region-left>
        <style:region-center>
          <text:p><text:span text:style-name="MT2"><text:date style:data-style-name="N2" text:date-value="2016-10-13">13/10/2016</text:date></text:span></text:p>
        </style:region-center>
        <style:region-right>
          <text:p><text:span text:style-name="MT1"><text:s/></text:span><text:span text:style-name="MT1">3 - Exercice 2017</text:span></text:p>
        </style:region-right>
      </style:footer>
      <style:footer-left style:display="false"/>
    </style:master-page>
    <style:master-page style:name="PageStyle_5f_TB_20_Produit" style:display-name="PageStyle_TB Produit" style:page-layout-name="Mpm3">
      <style:header>
        <style:region-left>
          <text:p><text:span text:style-name="MT1">Shadow Manager</text:span></text:p>
          <text:p><text:span text:style-name="MT1">IUT Grenoble 2 </text:span></text:p>
        </style:region-left>
        <style:region-right>
          <text:p><text:span text:style-name="MT1"><text:s/></text:span><text:span text:style-name="MT1">Nautix <text:s text:c="43"/></text:span></text:p>
          <text:p><text:span text:style-name="MT1">1 - Firme 01</text:span></text:p>
        </style:region-right>
      </style:header>
      <style:header-left style:display="false"/>
      <style:footer>
        <style:region-left>
          <text:p><text:span text:style-name="MT2">C:\Users\coatf\Documents\00 - Cours-formations\IUT-Info\LP SIMO - Env7 - <text:s/>Jeu Entreprise\2015-2016\LP SIMO <text:s/>- Nautix - 2015-16.SM5</text:span></text:p>
        </style:region-left>
        <style:region-center>
          <text:p><text:span text:style-name="MT2"><text:date style:data-style-name="N2" text:date-value="2016-10-13">13/10/2016</text:date></text:span></text:p>
        </style:region-center>
        <style:region-right>
          <text:p><text:span text:style-name="MT1"><text:s/></text:span><text:span text:style-name="MT1">3 - Exercice 2017</text:span></text:p>
        </style:region-right>
      </style:footer>
      <style:footer-left style:display="false"/>
    </style:master-page>
    <style:master-page style:name="PageStyle_5f_Cpte_20_Rés" style:display-name="PageStyle_Cpte Rés" style:page-layout-name="Mpm3">
      <style:header>
        <style:region-left>
          <text:p><text:span text:style-name="MT1">Shadow Manager</text:span></text:p>
          <text:p><text:span text:style-name="MT1">IUT Grenoble 2 </text:span></text:p>
        </style:region-left>
        <style:region-right>
          <text:p><text:span text:style-name="MT1"><text:s/></text:span><text:span text:style-name="MT1">Nautix <text:s text:c="43"/></text:span></text:p>
          <text:p><text:span text:style-name="MT1">1 - Firme 01</text:span></text:p>
        </style:region-right>
      </style:header>
      <style:header-left style:display="false"/>
      <style:footer>
        <style:region-left>
          <text:p><text:span text:style-name="MT2">C:\Users\coatf\Documents\00 - Cours-formations\IUT-Info\LP SIMO - Env7 - <text:s/>Jeu Entreprise\2015-2016\LP SIMO <text:s/>- Nautix - 2015-16.SM5</text:span></text:p>
        </style:region-left>
        <style:region-center>
          <text:p><text:span text:style-name="MT2"><text:date style:data-style-name="N2" text:date-value="2016-10-13">13/10/2016</text:date></text:span></text:p>
        </style:region-center>
        <style:region-right>
          <text:p><text:span text:style-name="MT1"><text:s/></text:span><text:span text:style-name="MT1">3 - Exercice 2017</text:span></text:p>
        </style:region-right>
      </style:footer>
      <style:footer-left style:display="false"/>
    </style:master-page>
    <style:master-page style:name="PageStyle_5f_Bilan" style:display-name="PageStyle_Bilan" style:page-layout-name="Mpm3">
      <style:header>
        <style:region-left>
          <text:p><text:span text:style-name="MT1">Shadow Manager</text:span></text:p>
          <text:p><text:span text:style-name="MT1">IUT Grenoble 2 </text:span></text:p>
        </style:region-left>
        <style:region-right>
          <text:p><text:span text:style-name="MT1"><text:s/></text:span><text:span text:style-name="MT1">Nautix <text:s text:c="43"/></text:span></text:p>
          <text:p><text:span text:style-name="MT1">1 - Firme 01</text:span></text:p>
        </style:region-right>
      </style:header>
      <style:header-left style:display="false"/>
      <style:footer>
        <style:region-left>
          <text:p><text:span text:style-name="MT2">C:\Users\coatf\Documents\00 - Cours-formations\IUT-Info\LP SIMO - Env7 - <text:s/>Jeu Entreprise\2015-2016\LP SIMO <text:s/>- Nautix - 2015-16.SM5</text:span></text:p>
        </style:region-left>
        <style:region-center>
          <text:p><text:span text:style-name="MT2"><text:date style:data-style-name="N2" text:date-value="2016-10-13">13/10/2016</text:date></text:span></text:p>
        </style:region-center>
        <style:region-right>
          <text:p><text:span text:style-name="MT1"><text:s/></text:span><text:span text:style-name="MT1">3 - Exercice 2017</text:span></text:p>
        </style:region-right>
      </style:footer>
      <style:footer-left style:display="false"/>
    </style:master-page>
    <style:master-page style:name="PageStyle_5f_Tb_20_Financement" style:display-name="PageStyle_Tb Financement" style:page-layout-name="Mpm3">
      <style:header>
        <style:region-left>
          <text:p><text:span text:style-name="MT1">Shadow Manager</text:span></text:p>
          <text:p><text:span text:style-name="MT1">IUT Grenoble 2 </text:span></text:p>
        </style:region-left>
        <style:region-right>
          <text:p><text:span text:style-name="MT1"><text:s/></text:span><text:span text:style-name="MT1">Nautix <text:s text:c="43"/></text:span></text:p>
          <text:p><text:span text:style-name="MT1">1 - Firme 01</text:span></text:p>
        </style:region-right>
      </style:header>
      <style:header-left style:display="false"/>
      <style:footer>
        <style:region-left>
          <text:p><text:span text:style-name="MT2">C:\Users\coatf\Documents\00 - Cours-formations\IUT-Info\LP SIMO - Env7 - <text:s/>Jeu Entreprise\2015-2016\LP SIMO <text:s/>- Nautix - 2015-16.SM5</text:span></text:p>
        </style:region-left>
        <style:region-center>
          <text:p><text:span text:style-name="MT2"><text:date style:data-style-name="N2" text:date-value="2016-10-13">13/10/2016</text:date></text:span></text:p>
        </style:region-center>
        <style:region-right>
          <text:p><text:span text:style-name="MT1"><text:s/></text:span><text:span text:style-name="MT1">3 - Exercice 2017</text:span></text:p>
        </style:region-right>
      </style:footer>
      <style:footer-left style:display="false"/>
    </style:master-page>
    <style:master-page style:name="PageStyle_5f_Coût_20_Revient" style:display-name="PageStyle_Coût Revient" style:page-layout-name="Mpm3">
      <style:header>
        <style:region-left>
          <text:p><text:span text:style-name="MT1">Shadow Manager</text:span></text:p>
          <text:p><text:span text:style-name="MT1">IUT Grenoble 2 </text:span></text:p>
        </style:region-left>
        <style:region-right>
          <text:p><text:span text:style-name="MT1"><text:s/></text:span><text:span text:style-name="MT1">Nautix <text:s text:c="43"/></text:span></text:p>
          <text:p><text:span text:style-name="MT1">1 - Firme 01</text:span></text:p>
        </style:region-right>
      </style:header>
      <style:header-left style:display="false"/>
      <style:footer>
        <style:region-left>
          <text:p><text:span text:style-name="MT2">C:\Users\coatf\Documents\00 - Cours-formations\IUT-Info\LP SIMO - Env7 - <text:s/>Jeu Entreprise\2015-2016\LP SIMO <text:s/>- Nautix - 2015-16.SM5</text:span></text:p>
        </style:region-left>
        <style:region-center>
          <text:p><text:span text:style-name="MT2"><text:date style:data-style-name="N2" text:date-value="2016-10-13">13/10/2016</text:date></text:span></text:p>
        </style:region-center>
        <style:region-right>
          <text:p><text:span text:style-name="MT1"><text:s/></text:span><text:span text:style-name="MT1">3 - Exercice 2017</text:span></text:p>
        </style:region-right>
      </style:footer>
      <style:footer-left style:display="false"/>
    </style:master-page>
    <style:master-page style:name="PageStyle_5f_Cpte_20_Trésorerie" style:display-name="PageStyle_Cpte Trésorerie" style:page-layout-name="Mpm3">
      <style:header>
        <style:region-left>
          <text:p><text:span text:style-name="MT1">Shadow Manager</text:span></text:p>
          <text:p><text:span text:style-name="MT1">IUT Grenoble 2 </text:span></text:p>
        </style:region-left>
        <style:region-right>
          <text:p><text:span text:style-name="MT1"><text:s/></text:span><text:span text:style-name="MT1">Nautix <text:s text:c="43"/></text:span></text:p>
          <text:p><text:span text:style-name="MT1">1 - Firme 01</text:span></text:p>
        </style:region-right>
      </style:header>
      <style:header-left style:display="false"/>
      <style:footer>
        <style:region-left>
          <text:p><text:span text:style-name="MT2">C:\Users\coatf\Documents\00 - Cours-formations\IUT-Info\LP SIMO - Env7 - <text:s/>Jeu Entreprise\2015-2016\LP SIMO <text:s/>- Nautix - 2015-16.SM5</text:span></text:p>
        </style:region-left>
        <style:region-center>
          <text:p><text:span text:style-name="MT2"><text:date style:data-style-name="N2" text:date-value="2016-10-13">13/10/2016</text:date></text:span></text:p>
        </style:region-center>
        <style:region-right>
          <text:p><text:span text:style-name="MT1"><text:s/></text:span><text:span text:style-name="MT1">3 - Exercice 2017</text:span></text:p>
        </style:region-right>
      </style:footer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09:51:51.86</dc:date>
    <dc:creator>Marion </dc:creator>
    <meta:document-statistic meta:table-count="8" meta:cell-count="505" meta:object-count="0"/>
    <meta:generator>OpenOffice/4.1.2$Win32 OpenOffice.org_project/412m3$Build-9782</meta:generator>
  </office:meta>
</office:document-meta>
</file>